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 Medium" svg:font-family="'Lato Medium'" style:font-pitch="variable"/>
    <style:font-face style:name="FreeSerif" svg:font-family="FreeSerif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officeooo:rsid="001e2679" officeooo:paragraph-rsid="001e2679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12pt" officeooo:rsid="002072a8" officeooo:paragraph-rsid="002072a8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2072a8" officeooo:paragraph-rsid="00366f3b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366f3b" officeooo:paragraph-rsid="00366f3b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999999" fo:font-size="12pt" fo:font-style="italic" style:text-underline-style="none" fo:font-weight="bold" officeooo:rsid="002072a8" officeooo:paragraph-rsid="002072a8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999999" style:font-name="FreeSerif" fo:font-size="12pt" fo:font-style="italic" style:text-underline-style="none" fo:font-weight="bold" officeooo:rsid="002072a8" officeooo:paragraph-rsid="002072a8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355269" fo:font-size="9pt" fo:font-style="italic" fo:font-weight="bold" officeooo:rsid="002b40fb" officeooo:paragraph-rsid="002b40fb" style:font-size-asian="7.84999990463257pt" style:font-style-asian="italic" style:font-weight-asian="bold" style:font-size-complex="9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2pt" officeooo:rsid="002072a8" officeooo:paragraph-rsid="002072a8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fo:font-size="12pt" officeooo:rsid="002072a8" officeooo:paragraph-rsid="0023cf14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fo:font-size="12pt" officeooo:rsid="002072a8" officeooo:paragraph-rsid="0033fe0b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2072a8" officeooo:paragraph-rsid="002072a8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bold" officeooo:rsid="002072a8" officeooo:paragraph-rsid="002072a8" style:font-size-asian="10.5pt" style:font-weight-asian="bold" style:font-size-complex="12pt" style:font-weight-complex="bold"/>
    </style:style>
    <style:style style:name="P14" style:family="paragraph" style:parent-style-name="Subtitle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5" style:family="paragraph" style:parent-style-name="Heading_20_1">
      <style:paragraph-properties fo:text-align="center" style:justify-single-word="false" fo:break-before="page"/>
    </style:style>
    <style:style style:name="P16" style:family="paragraph" style:parent-style-name="Heading_20_2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c473f" officeooo:paragraph-rsid="003c473f" style:font-name-asian="Noto Serif CJK SC" style:font-size-asian="18pt" style:font-weight-asian="bold" style:font-name-complex="Lohit Devanagari" style:font-size-complex="18pt" style:font-weight-complex="bold"/>
    </style:style>
    <style:style style:name="P17" style:family="paragraph" style:parent-style-name="Heading_20_2">
      <style:text-properties fo:color="#333333"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P18" style:family="paragraph" style:parent-style-name="Heading_20_2">
      <style:text-properties fo:color="#333333" fo:font-style="normal" style:text-underline-style="solid" style:text-underline-width="auto" style:text-underline-color="font-color" style:font-style-asian="normal" style:font-style-complex="normal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fo:font-size="12pt" officeooo:rsid="002072a8" officeooo:paragraph-rsid="002072a8" style:font-size-asian="10.5pt" style:font-size-complex="12pt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666666" fo:font-size="12pt" fo:font-weight="bold" officeooo:rsid="002072a8" officeooo:paragraph-rsid="002072a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999999" style:font-name="Liberation Serif" fo:font-size="12pt" fo:font-style="italic" fo:font-weight="bold" officeooo:rsid="002072a8" officeooo:paragraph-rsid="0031bcc9" style:font-size-asian="10.5pt" style:font-style-asian="italic" style:font-weight-asian="bold" style:font-size-complex="12pt" style:font-style-complex="italic" style:font-weight-complex="bold"/>
    </style:style>
    <style:style style:name="P22" style:family="paragraph" style:parent-style-name="Heading_20_2">
      <style:text-properties fo:color="#333333" fo:font-style="normal" style:text-underline-style="solid" style:text-underline-width="auto" style:text-underline-color="font-color" officeooo:paragraph-rsid="0033fe0b" style:font-style-asian="normal" style:font-style-complex="normal"/>
    </style:style>
    <style:style style:name="P23" style:family="paragraph" style:parent-style-name="Heading_20_2" style:list-style-name="L1">
      <style:text-properties officeooo:paragraph-rsid="003e0213"/>
    </style:style>
    <style:style style:name="P24" style:family="paragraph" style:parent-style-name="Heading_20_2" style:list-style-name="L1">
      <style:text-properties officeooo:paragraph-rsid="0048f046"/>
    </style:style>
    <style:style style:name="P25" style:family="paragraph" style:parent-style-name="Standard">
      <style:paragraph-properties fo:text-align="start" style:justify-single-word="false"/>
      <style:text-properties fo:color="#999999" fo:font-size="12pt" fo:font-style="italic" fo:font-weight="bold" officeooo:rsid="002072a8" officeooo:paragraph-rsid="002072a8" style:font-size-asian="10.5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c473f" officeooo:paragraph-rsid="003c473f" style:font-size-asian="10.5pt" style:font-size-complex="12pt"/>
    </style:style>
    <style:style style:name="P27" style:family="paragraph" style:parent-style-name="Standard" style:list-style-name="L1"/>
    <style:style style:name="P28" style:family="paragraph" style:parent-style-name="Standard">
      <style:paragraph-properties fo:text-align="start" style:justify-single-word="false"/>
      <style:text-properties fo:color="#000000" fo:font-size="12pt" officeooo:rsid="002072a8" officeooo:paragraph-rsid="002072a8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color="#000000" fo:font-size="12pt" officeooo:rsid="002072a8" officeooo:paragraph-rsid="004057f4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color="#000000" fo:font-size="12pt" officeooo:rsid="002072a8" officeooo:paragraph-rsid="0043174f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fo:color="#000000" fo:font-size="12pt" officeooo:rsid="004057f4" officeooo:paragraph-rsid="004057f4" style:font-size-asian="10.5pt" style:font-size-complex="12pt"/>
    </style:style>
    <style:style style:name="P32" style:family="paragraph" style:parent-style-name="Standard" style:list-style-name="L3">
      <style:paragraph-properties fo:text-align="start" style:justify-single-word="false"/>
      <style:text-properties fo:color="#000000" fo:font-style="normal" fo:font-weight="normal" officeooo:rsid="004409e4" officeooo:paragraph-rsid="004409e4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officeooo:paragraph-rsid="004057f4"/>
    </style:style>
    <style:style style:name="P34" style:family="paragraph" style:parent-style-name="Standard" style:list-style-name="L3">
      <style:paragraph-properties fo:text-align="start" style:justify-single-word="false"/>
      <style:text-properties officeooo:paragraph-rsid="0043f533"/>
    </style:style>
    <style:style style:name="P35" style:family="paragraph" style:parent-style-name="Standard" style:list-style-name="L3">
      <style:paragraph-properties fo:text-align="start" style:justify-single-word="false"/>
      <style:text-properties officeooo:paragraph-rsid="004409e4"/>
    </style:style>
    <style:style style:name="P36" style:family="paragraph" style:parent-style-name="Standard" style:list-style-name="L3">
      <style:paragraph-properties fo:text-align="start" style:justify-single-word="false"/>
      <style:text-properties officeooo:paragraph-rsid="004585e8"/>
    </style:style>
    <style:style style:name="P37" style:family="paragraph" style:parent-style-name="Standard" style:list-style-name="L3">
      <style:paragraph-properties fo:text-align="start" style:justify-single-word="false"/>
      <style:text-properties officeooo:paragraph-rsid="0047c01b"/>
    </style:style>
    <style:style style:name="P38" style:family="paragraph" style:parent-style-name="Standard" style:list-style-name="L3">
      <style:paragraph-properties fo:text-align="start" style:justify-single-word="false"/>
      <style:text-properties officeooo:paragraph-rsid="004beef8"/>
    </style:style>
    <style:style style:name="P39" style:family="paragraph" style:parent-style-name="Standard" style:list-style-name="L3">
      <style:paragraph-properties fo:text-align="start" style:justify-single-word="false"/>
      <style:text-properties fo:font-weight="normal" officeooo:rsid="0044c2a4" officeooo:paragraph-rsid="0044c2a4" style:font-weight-asian="normal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officeooo:rsid="0045c672" officeooo:paragraph-rsid="0045c672"/>
    </style:style>
    <style:style style:name="P41" style:family="paragraph" style:parent-style-name="Standard" style:list-style-name="L3">
      <style:paragraph-properties fo:text-align="start" style:justify-single-word="false"/>
      <style:text-properties officeooo:rsid="0047c01b" officeooo:paragraph-rsid="0047c01b"/>
    </style:style>
    <style:style style:name="P42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c473f" officeooo:paragraph-rsid="003c473f" style:font-size-asian="10.5pt" style:font-size-complex="12pt"/>
    </style:style>
    <style:style style:name="P43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size="12pt" officeooo:rsid="002072a8" officeooo:paragraph-rsid="0043f533" style:font-size-asian="10.5pt" style:font-size-complex="12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officeooo:rsid="002072a8" officeooo:paragraph-rsid="004409e4" style:font-size-asian="10.5pt" style:font-size-complex="12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officeooo:rsid="002072a8" officeooo:paragraph-rsid="0043f533" style:font-size-asian="10.5pt" style:font-size-complex="12p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999999" fo:font-size="12pt" fo:font-style="italic" fo:font-weight="bold" officeooo:rsid="002072a8" officeooo:paragraph-rsid="0043f533" style:font-size-asian="10.5pt" style:font-style-asian="italic" style:font-weight-asian="bold" style:font-size-complex="12pt" style:font-style-complex="italic" style:font-weight-complex="bold"/>
    </style:style>
    <style:style style:name="P47" style:family="paragraph" style:parent-style-name="Text_20_body" style:list-style-name="L2">
      <style:paragraph-properties fo:text-align="start" style:justify-single-word="false"/>
      <style:text-properties fo:font-variant="normal" fo:text-transform="none" fo:color="#999999" style:font-name="Liberation Serif" fo:font-size="12pt" fo:letter-spacing="normal" fo:font-style="italic" fo:font-weight="bold" officeooo:rsid="002072a8" officeooo:paragraph-rsid="003c473f" style:font-size-asian="10.5pt" style:font-style-asian="italic" style:font-weight-asian="bold" style:font-size-complex="12pt" style:font-style-complex="italic" style:font-weight-complex="bold"/>
    </style:style>
    <style:style style:name="P48" style:family="paragraph" style:parent-style-name="Text_20_body" style:list-style-name="L2">
      <style:paragraph-properties fo:text-align="start" style:justify-single-word="false"/>
      <style:text-properties fo:font-variant="normal" fo:text-transform="none" fo:color="#999999" style:font-name="Liberation Serif" fo:font-size="12pt" fo:letter-spacing="normal" fo:font-style="italic" fo:font-weight="bold" officeooo:rsid="003c473f" officeooo:paragraph-rsid="003c473f" style:font-size-asian="10.5pt" style:font-style-asian="italic" style:font-weight-asian="bold" style:font-size-complex="12pt" style:font-style-complex="italic" style:font-weight-complex="bold"/>
    </style:style>
    <style:style style:name="P49" style:family="paragraph" style:parent-style-name="Text_20_body" style:list-style-name="L2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9fa21" officeooo:paragraph-rsid="0049fa21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Text_20_body" style:list-style-name="L2">
      <style:paragraph-properties fo:text-align="start" style:justify-single-word="false"/>
      <style:text-properties officeooo:paragraph-rsid="003c473f"/>
    </style:style>
    <style:style style:name="P51" style:family="paragraph" style:parent-style-name="Text_20_body" style:list-style-name="L2">
      <style:paragraph-properties fo:text-align="start" style:justify-single-word="false"/>
      <style:text-properties fo:color="#000000" fo:font-style="normal" fo:font-weight="normal" officeooo:rsid="003c473f" officeooo:paragraph-rsid="003e0213" style:font-style-asian="normal" style:font-weight-asian="normal" style:font-style-complex="normal" style:font-weight-complex="normal"/>
    </style:style>
    <style:style style:name="P52" style:family="paragraph">
      <style:paragraph-properties fo:text-align="center"/>
    </style:style>
    <style:style style:name="P53" style:family="paragraph">
      <loext:graphic-properties draw:fill="none" draw:fill-color="#ffffff"/>
      <style:paragraph-properties fo:text-align="center" style:writing-mode="lr-tb"/>
    </style:style>
    <style:style style:name="P54" style:family="paragraph">
      <loext:graphic-properties draw:fill-color="#666666"/>
      <style:paragraph-properties fo:text-align="center"/>
    </style:style>
    <style:style style:name="P55" style:family="paragraph">
      <style:paragraph-properties fo:text-align="center" style:writing-mode="lr-tb"/>
    </style:style>
    <style:style style:name="P56" style:family="paragraph">
      <loext:graphic-properties draw:fill-color="#dddddd"/>
      <style:paragraph-properties fo:text-align="center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97d5c" style:font-style-asian="italic" style:font-style-complex="italic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22d5b3" style:font-size-asian="10.5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32c554" style:font-size-asian="10.5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43f533" style:font-size-asian="10.5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2072a8" style:font-size-asian="10.5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45c672" style:font-size-asian="10.5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47c01b" style:font-size-asian="10.5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4ab45e" style:font-size-asian="10.5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33fe0b" style:font-size-asian="10.5pt" style:font-style-asian="normal" style:font-weight-asian="bold" style:font-size-complex="12pt" style:font-style-complex="normal" style:font-weight-complex="bold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2072a8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47c01b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48f046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4bc4bb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2072a8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47c01b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4bc4bb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4beef8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font-name="Liberation Serif" fo:font-size="12pt" fo:letter-spacing="normal" fo:font-style="italic" fo:font-weight="normal" officeooo:rsid="0033478f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fo:font-variant="normal" fo:text-transform="none" fo:color="#000000" style:font-name="Liberation Serif" fo:font-size="12pt" fo:letter-spacing="normal" fo:font-style="italic" fo:font-weight="bold" officeooo:rsid="002072a8" fo:background-color="transparent" loext:char-shading-value="0" style:font-size-asian="10.5pt" style:font-style-asian="italic" style:font-weight-asian="bold" style:font-size-complex="12pt" style:font-style-complex="italic" style:font-weight-complex="bold"/>
    </style:style>
    <style:style style:name="T21" style:family="text">
      <style:text-properties fo:font-variant="normal" fo:text-transform="none" fo:color="#000000" fo:font-size="12pt" fo:letter-spacing="normal" fo:font-style="normal" fo:font-weight="normal" officeooo:rsid="0033fe0b" style:font-size-asian="10.5pt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0000" style:font-name="Droid Sans Mono" fo:font-size="10.5pt" fo:letter-spacing="normal" fo:font-style="italic" fo:font-weight="normal" officeooo:rsid="002072a8" fo:background-color="transparent" loext:char-shading-value="0" style:font-size-asian="10.5pt" style:font-style-asian="italic" style:font-weight-asian="bold" style:font-size-complex="12pt" style:font-style-complex="italic" style:font-weight-complex="bold"/>
    </style:style>
    <style:style style:name="T23" style:family="text">
      <style:text-properties fo:font-variant="normal" fo:text-transform="none" fo:letter-spacing="normal"/>
    </style:style>
    <style:style style:name="T24" style:family="text">
      <style:text-properties fo:font-variant="normal" fo:text-transform="none" fo:color="#999999" style:font-name="Liberation Serif" fo:font-size="12pt" fo:letter-spacing="normal" fo:font-style="italic" fo:font-weight="bold" officeooo:rsid="002072a8" style:font-size-asian="10.5pt" style:font-style-asian="italic" style:font-weight-asian="bold" style:font-size-complex="12pt" style:font-style-complex="italic" style:font-weight-complex="bold"/>
    </style:style>
    <style:style style:name="T25" style:family="text">
      <style:text-properties fo:font-variant="normal" fo:text-transform="none" fo:color="#999999" style:font-name="Liberation Serif" fo:font-size="12pt" fo:letter-spacing="normal" fo:font-style="italic" fo:font-weight="bold" officeooo:rsid="003e0213" style:font-size-asian="10.5pt" style:font-style-asian="italic" style:font-weight-asian="bold" style:font-size-complex="12pt" style:font-style-complex="italic" style:font-weight-complex="bold"/>
    </style:style>
    <style:style style:name="T26" style:family="text">
      <style:text-properties fo:font-variant="normal" fo:text-transform="none" fo:color="#999999" style:font-name="Liberation Serif" fo:font-size="12pt" fo:letter-spacing="normal" fo:font-style="italic" fo:font-weight="bold" officeooo:rsid="0022d5b3" style:font-size-asian="10.5pt" style:font-style-asian="italic" style:font-weight-asian="bold" style:font-size-complex="12pt" style:font-style-complex="italic" style:font-weight-complex="bold"/>
    </style:style>
    <style:style style:name="T27" style:family="text">
      <style:text-properties fo:font-variant="normal" fo:text-transform="none" fo:color="#999999" style:font-name="Liberation Serif" fo:font-size="12pt" fo:letter-spacing="normal" fo:font-style="italic" fo:font-weight="bold" officeooo:rsid="002072a8" style:font-name-asian="Noto Serif CJK SC" style:font-size-asian="10.5pt" style:font-style-asian="italic" style:font-weight-asian="bold" style:font-name-complex="Lohit Devanagari" style:font-size-complex="12pt" style:font-style-complex="italic" style:font-weight-complex="bold"/>
    </style:style>
    <style:style style:name="T28" style:family="text">
      <style:text-properties fo:font-variant="normal" fo:text-transform="none" fo:color="#808080" style:font-name="Liberation Serif" fo:font-size="12pt" fo:letter-spacing="normal" fo:font-style="italic" fo:font-weight="bold" officeooo:rsid="002072a8" style:font-size-asian="10.5pt" style:font-style-asian="italic" style:font-weight-asian="bold" style:font-size-complex="12pt" style:font-style-complex="italic" style:font-weight-complex="bold"/>
    </style:style>
    <style:style style:name="T29" style:family="text">
      <style:text-properties fo:font-variant="normal" fo:text-transform="none" style:font-name="Liberation Serif" fo:font-size="12pt" fo:letter-spacing="normal" style:font-size-asian="10.5pt" style:font-size-complex="12pt"/>
    </style:style>
    <style:style style:name="T30" style:family="text">
      <style:text-properties fo:font-variant="normal" fo:text-transform="none" style:font-name="Liberation Serif" fo:font-size="12pt" fo:letter-spacing="normal" officeooo:rsid="002072a8" style:font-size-asian="10.5pt" style:font-size-complex="12pt"/>
    </style:style>
    <style:style style:name="T31" style:family="text">
      <style:text-properties fo:font-variant="normal" fo:text-transform="none" style:font-name="Liberation Serif" fo:font-size="12pt" fo:letter-spacing="normal" officeooo:rsid="003e0213" style:font-size-asian="10.5pt" style:font-size-complex="12pt"/>
    </style:style>
    <style:style style:name="T32" style:family="text">
      <style:text-properties fo:color="#000000"/>
    </style:style>
    <style:style style:name="T33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fo:color="#000000" fo:font-size="12pt" style:text-underline-style="solid" style:text-underline-width="auto" style:text-underline-color="font-color" fo:font-weight="bold" officeooo:rsid="004057f4" style:font-size-asian="10.5pt" style:font-weight-asian="bold" style:font-size-complex="12pt" style:font-weight-complex="bold"/>
    </style:style>
    <style:style style:name="T35" style:family="text">
      <style:text-properties fo:color="#000000" fo:font-size="12pt" officeooo:rsid="004057f4" style:font-size-asian="10.5pt" style:font-size-complex="12pt"/>
    </style:style>
    <style:style style:name="T36" style:family="text">
      <style:text-properties fo:color="#000000" fo:font-size="12pt" officeooo:rsid="00414d60" style:font-size-asian="10.5pt" style:font-size-complex="12pt"/>
    </style:style>
    <style:style style:name="T37" style:family="text">
      <style:text-properties fo:color="#000000" fo:font-size="12pt" officeooo:rsid="002072a8" fo:background-color="transparent" loext:char-shading-value="0" style:font-size-asian="10.5pt" style:font-size-complex="12pt"/>
    </style:style>
    <style:style style:name="T38" style:family="text">
      <style:text-properties fo:color="#000000" style:font-name="Droid Sans Mono" fo:font-size="10.5pt" fo:font-weight="normal" fo:background-color="transparent" loext:char-shading-value="0"/>
    </style:style>
    <style:style style:name="T39" style:family="text">
      <style:text-properties officeooo:rsid="0023cf14"/>
    </style:style>
    <style:style style:name="T40" style:family="text">
      <style:text-properties style:font-name="Lato Medium"/>
    </style:style>
    <style:style style:name="T41" style:family="text">
      <style:text-properties fo:color="#999999"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color="#999999"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fo:color="#999999" fo:font-style="italic" style:text-underline-style="none" fo:font-weight="bold" style:font-style-asian="italic" style:font-weight-asian="bold" style:font-style-complex="italic" style:font-weight-complex="bold"/>
    </style:style>
    <style:style style:name="T44" style:family="text">
      <style:text-properties fo:color="#999999" fo:font-size="12pt" fo:font-style="italic" fo:font-weight="bold" officeooo:rsid="002072a8" style:font-size-asian="10.5pt" style:font-style-asian="italic" style:font-weight-asian="bold" style:font-size-complex="12pt" style:font-style-complex="italic" style:font-weight-complex="bold"/>
    </style:style>
    <style:style style:name="T45" style:family="text">
      <style:text-properties fo:color="#999999" fo:font-size="12pt" fo:font-style="italic" fo:font-weight="bold" officeooo:rsid="002072a8" style:font-size-asian="10.5pt" style:font-style-asian="italic" style:font-weight-asian="bold" style:font-size-complex="12pt" style:font-style-complex="italic" style:font-weight-complex="bold"/>
    </style:style>
    <style:style style:name="T46" style:family="text">
      <style:text-properties officeooo:rsid="003071b8"/>
    </style:style>
    <style:style style:name="T47" style:family="text">
      <style:text-properties officeooo:rsid="00297d5c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officeooo:rsid="0033fe0b"/>
    </style:style>
    <style:style style:name="T50" style:family="text">
      <style:text-properties officeooo:rsid="002b40fb"/>
    </style:style>
    <style:style style:name="T51" style:family="text">
      <style:text-properties fo:color="#666666" fo:font-weight="bold" style:font-weight-asian="bold" style:font-weight-complex="bold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officeooo:rsid="00297d5c"/>
    </style:style>
    <style:style style:name="T5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5" style:family="text">
      <style:text-properties style:text-underline-style="solid" style:text-underline-width="auto" style:text-underline-color="font-color" fo:font-weight="bold" officeooo:rsid="004057f4" style:font-weight-asian="bold" style:font-weight-complex="bold"/>
    </style:style>
    <style:style style:name="T56" style:family="text">
      <style:text-properties style:text-underline-style="solid" style:text-underline-width="auto" style:text-underline-color="font-color" fo:font-weight="bold" officeooo:rsid="0043174f" style:font-weight-asian="bold" style:font-weight-complex="bold"/>
    </style:style>
    <style:style style:name="T57" style:family="text">
      <style:text-properties officeooo:rsid="00414d60"/>
    </style:style>
    <style:style style:name="T58" style:family="text">
      <style:text-properties officeooo:rsid="0043174f"/>
    </style:style>
    <style:style style:name="T59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60" style:family="text">
      <style:text-properties fo:color="#a9b7c6" style:font-name="JetBrains Mono" fo:font-size="10pt" fo:font-style="normal" fo:font-weight="normal" officeooo:rsid="004585e8" style:font-size-asian="10pt" style:font-style-asian="normal" style:font-weight-asian="normal" style:font-size-complex="12pt"/>
    </style:style>
    <style:style style:name="T61" style:family="text">
      <style:text-properties fo:font-size="12pt" style:font-size-asian="10.5pt" style:font-size-complex="12pt"/>
    </style:style>
    <style:style style:name="T62" style:family="text">
      <style:text-properties fo:font-size="12pt" officeooo:rsid="002072a8" style:font-size-asian="10.5pt" style:font-size-complex="12pt"/>
    </style:style>
    <style:style style:name="T63" style:family="text">
      <style:text-properties fo:font-size="12pt" officeooo:rsid="0033478f" style:font-size-asian="10.5pt" style:font-size-complex="12pt"/>
    </style:style>
    <style:style style:name="T64" style:family="text">
      <style:text-properties fo:font-size="12pt" officeooo:rsid="004585e8" style:font-size-asian="10.5pt" style:font-size-complex="12pt"/>
    </style:style>
    <style:style style:name="T65" style:family="text">
      <style:text-properties fo:font-size="12pt" officeooo:rsid="0045c672" style:font-size-asian="10.5pt" style:font-size-complex="12pt"/>
    </style:style>
    <style:style style:name="T66" style:family="text">
      <style:text-properties fo:font-size="12pt" fo:font-weight="bold" officeooo:rsid="00252dcb" style:font-size-asian="10.5pt" style:font-weight-asian="bold" style:font-size-complex="12pt" style:font-weight-complex="bold"/>
    </style:style>
    <style:style style:name="T67" style:family="text">
      <style:text-properties fo:font-size="12pt" fo:font-weight="bold" officeooo:rsid="002072a8" style:font-size-asian="10.5pt" style:font-weight-asian="bold" style:font-size-complex="12pt" style:font-weight-complex="bold"/>
    </style:style>
    <style:style style:name="T68" style:family="text">
      <style:text-properties fo:font-size="12pt" fo:font-weight="bold" officeooo:rsid="004409e4" style:font-size-asian="10.5pt" style:font-weight-asian="bold" style:font-size-complex="12pt" style:font-weight-complex="bold"/>
    </style:style>
    <style:style style:name="T69" style:family="text">
      <style:text-properties fo:font-size="12pt" fo:font-weight="bold" officeooo:rsid="0044c2a4" style:font-size-asian="10.5pt" style:font-weight-asian="bold" style:font-size-complex="12pt" style:font-weight-complex="bold"/>
    </style:style>
    <style:style style:name="T70" style:family="text">
      <style:text-properties fo:font-size="12pt" fo:font-weight="normal" officeooo:rsid="00252dcb" style:font-size-asian="10.5pt" style:font-weight-asian="normal" style:font-size-complex="12pt" style:font-weight-complex="normal"/>
    </style:style>
    <style:style style:name="T71" style:family="text">
      <style:text-properties fo:font-size="12pt" fo:font-weight="normal" officeooo:rsid="0044c2a4" style:font-size-asian="10.5pt" style:font-weight-asian="normal" style:font-size-complex="12pt" style:font-weight-complex="normal"/>
    </style:style>
    <style:style style:name="T72" style:family="text">
      <style:text-properties fo:font-size="12pt" fo:font-weight="normal" officeooo:rsid="004585e8" style:font-size-asian="10.5pt" style:font-weight-asian="normal" style:font-size-complex="12pt" style:font-weight-complex="normal"/>
    </style:style>
    <style:style style:name="T73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74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75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76" style:family="text">
      <style:text-properties officeooo:rsid="004ab45e"/>
    </style:style>
    <style:style style:name="T77" style:family="text">
      <style:text-properties officeooo:rsid="004bc4b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666666" draw:marker-start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Long_20_Dot" svg:stroke-color="#666666" draw:marker-start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Long_20_Dash" svg:stroke-color="#666666" draw:marker-start="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stroke-dash="Long_20_Dash" svg:stroke-color="#000000" draw:marker-start="" draw:marker-end="Extrémités_20_de_20_flèche_20_1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dash" draw:stroke-dash="Long_20_Dash" svg:stroke-color="#666666" draw:marker-start="Extrémités_20_de_20_flèche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dash" draw:stroke-dash="Long_20_Dash" svg:stroke-color="#666666" draw:marker-start="Extrémités_20_de_20_flèche_20_1" draw:marker-end="" draw:fill-color="#66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dash" draw:stroke-dash="Long_20_Dash" svg:stroke-color="#666666" draw:marker-start="" draw:marker-end="Extrémités_20_de_20_flèche_20_1" draw:fill-color="#66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dddddd" draw:fill-color="#dddddd" draw:textarea-horizontal-align="justify" draw:textarea-vertical-align="middle" draw:auto-grow-height="false" fo:min-height="1.215cm" fo:min-width="3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eeeeee" draw:fill-color="#dddddd" draw:textarea-horizontal-align="justify" draw:textarea-vertical-align="middle" draw:auto-grow-height="false" fo:min-height="1.215cm" fo:min-width="3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ompte Rendu Projet C++</text:p>
      <text:p text:style-name="P2">RAVENDRAN Preanthy</text:p>
      <text:p text:style-name="P2">Groupe 2</text:p>
      <text:h text:style-name="P15" text:outline-level="1">Task_0</text:h>
      <text:h text:style-name="P18" text:outline-level="2">A- Exécution</text:h>
      <text:p text:style-name="P3"/>
      <text:p text:style-name="P7">Allez dans le fichier <text:span text:style-name="T40">tower_sim.cpp</text:span> et rechercher la fonction responsable des inputs du programme.</text:p>
      <text:p text:style-name="P3">La méthode responsable des inputs est void TowerSimulation::create_keystrokes() const.</text:p>
      <text:p text:style-name="P3"/>
      <text:p text:style-name="P7">Sur quelle touche faut-il appuyer pour ajouter un avion ?</text:p>
      <text:p text:style-name="P3">Pour ajouter un avion, il faut appuyer sur la touche 'C'.</text:p>
      <text:p text:style-name="P3"/>
      <text:p text:style-name="P6">Comment faire pour quitter le programme ?</text:p>
      <text:p text:style-name="P3">Pour quitter le programme, il faut appuyer sur la touche 'X' ou ‘Q’.</text:p>
      <text:p text:style-name="P3"/>
      <text:p text:style-name="P6">A quoi sert la touche 'F' ?</text:p>
      <text:p text:style-name="P3">La touche 'F' sert à mettre ou à enlever la fenêtre du mode plein écran.</text:p>
      <text:p text:style-name="P3"/>
      <text:p text:style-name="P6">Ajoutez un avion à la simulation et attendez.</text:p>
      <text:p text:style-name="P6">Que est le comportement de l'avion ?</text:p>
      <text:p text:style-name="P3">L'avion atterrit, il va sur la case blanche, attend et redécol<text:span text:style-name="T39">l</text:span>e puis il vole en attendant d'effectuer une</text:p>
      <text:p text:style-name="P3">nouvelle fois ses opérations en boucle.</text:p>
      <text:p text:style-name="P3"/>
      <text:p text:style-name="P6">Quelles informations s'affichent dans la console ?</text:p>
      <text:p text:style-name="P3">Dans la console, on voit le nom de l'avion qui atterrit, lorsque qu'il arrive à sa base, lorsqu'il est près</text:p>
      <text:p text:style-name="P3">à repartir et lorsqu'il a décollé.</text:p>
      <text:p text:style-name="P3"/>
      <text:p text:style-name="P6">Ajoutez maintenant quatre avions d'un coup dans la simulation.</text:p>
      <text:p text:style-name="P6">Que fait chacun des avions ?</text:p>
      <text:p text:style-name="P3">Lorsque l'on lance quatre avions, on voit qu'ils ne peuvent aller que trois par trois sur le plateau vu</text:p>
      <text:p text:style-name="P3">qu'il n'y a que trois terminaux. En attendant qu'il y ait de la place, il continue de tourner autour du</text:p>
      <text:p text:style-name="P3">plateau.</text:p>
      <text:p text:style-name="P3"/>
      <text:p text:style-name="P3"/>
      <text:h text:style-name="P17" text:outline-level="2"><text:span text:style-name="T47">B</text:span>- <text:span text:style-name="T47">Analyse du code</text:span></text:h>
      <text:p text:style-name="P3"/>
      <text:p text:style-name="P6">Listez les classes du programme à la racine du dossier src/.</text:p>
      <text:p text:style-name="P6">Pour chacune d'entre elle, expliquez ce qu'elle représente et son rôle dans le programme.</text:p>
      <text:p text:style-name="P9"/>
      <text:p text:style-name="P31"><text:bookmark-start text:name="__DdeLink__858_1959246071"/><text:span text:style-name="T54">Aircraft</text:span><text:span text:style-name="T56">T</text:span><text:span text:style-name="T54">ype </text:span>→ <text:span text:style-name="T58">Classe représentant les différents types d’avions et leur caractéristiques.</text:span></text:p>
      <text:p text:style-name="P29"><text:span text:style-name="T54">Aircraft</text:span> → Classe qui représente un avion. Il pourra être afficher et il pourra bouger. </text:p>
      <text:p text:style-name="P29"><text:span text:style-name="T54">Airport</text:span> → Classe qui gère l'aéroport avec son AirportType, ses <text:span text:style-name="T76">T</text:span>erminals et sa <text:span text:style-name="T76">T</text:span>ower.</text:p>
      <text:p text:style-name="P29"><text:span text:style-name="T54">AirportType</text:span> → Classe qui contient tout<text:span text:style-name="T76">e</text:span> les information sur un aéroport.</text:p>
      <text:p text:style-name="P33"><text:span text:style-name="T34">Config</text:span><text:span text:style-name="T35"> → </text:span><text:span text:style-name="T36">Classe qui contient toute les configurations du programme.</text:span></text:p>
      <text:p text:style-name="P31"><text:span text:style-name="T54">Geometry</text:span> → <text:span text:style-name="T57">Classe représentant les calculs géométriques nécessaires pour le bon fonctionnement du programme.</text:span></text:p>
      <text:p text:style-name="P31"><text:span text:style-name="T54">Runway</text:span> → <text:span text:style-name="T57">Classe représentant les pistes de décollage et d’atterrissage.</text:span></text:p>
      <text:p text:style-name="P9"><text:span text:style-name="T54">Terminal</text:span> → Classe qui gère le terminal, stocke l'avion courant qu'il a et le supprime lorsqu'il s'en</text:p>
      <text:p text:style-name="P10">va, il peut contenir un avion à la fois maximum.</text:p>
      <text:p text:style-name="P29"><text:soft-page-break/><text:span text:style-name="T54">Tower</text:span><text:span text:style-name="T56">S</text:span><text:span text:style-name="T55">im</text:span><text:span text:style-name="T56">uation</text:span> → Classe qui s'occupe de simuler notre programme avec la création des aéroports, des avions…</text:p>
      <text:p text:style-name="P9"><text:span text:style-name="T54">Tower</text:span> → Classe qui représente le comportement de la tour de contrôle. Gérer si un avion est atterrit, s’il peut atterrir.</text:p>
      <text:p text:style-name="P3"><text:span text:style-name="T33">Waypoint</text:span><text:span text:style-name="T32"> → Classe qui représente les points de cheminements. Permet de savoir si un avion est dans les airs ou dans un terminal. </text:span><text:bookmark-end text:name="__DdeLink__858_1959246071"/></text:p>
      <text:p text:style-name="P3"/>
      <text:p text:style-name="P3"/>
      <text:p text:style-name="P6">Pour les classes `Tower`, `Aircaft`, `Airport` et `Terminal`, listez leurs fonctions-membre publiques et expliquez précisément à quoi elles servent.</text:p>
      <text:p text:style-name="P3"/>
      <text:p text:style-name="P12"><text:span text:style-name="T53">Class </text:span><text:span text:style-name="T52">Tower</text:span>:</text:p>
      <text:p text:style-name="P9"><text:tab/><text:span text:style-name="T51">WaypointQueue get_instructions(Aircraft&amp; aircraft);</text:span></text:p>
      <text:p text:style-name="P9"><text:tab/><text:tab/>Donne les instructions en fonctions de ou est l'avion et de ce qu'il veut faire.</text:p>
      <text:p text:style-name="P9"><text:tab/><text:span text:style-name="T51">void arrived_at_terminal(const Aircraft&amp; aircraft);</text:span></text:p>
      <text:p text:style-name="P9"><text:tab/><text:tab/>Permet de lancer le service lorsque l'avion arrive sur un terminal.</text:p>
      <text:p text:style-name="P9"/>
      <text:p text:style-name="P13"><text:span text:style-name="T2">Class </text:span><text:span text:style-name="T1">Aircraft</text:span>:</text:p>
      <text:p text:style-name="P20">const std::string&amp; get_flight_num() const;</text:p>
      <text:p text:style-name="P19"><text:tab/><text:tab/>Permet de récupérer le numéro de vol de l'avion.</text:p>
      <text:p text:style-name="P20">float distance_to(const Point3D&amp; p) const;</text:p>
      <text:p text:style-name="P19"><text:tab/><text:tab/>Permet de calculer la distance entre le point p en paramètre et la position de l'avion.</text:p>
      <text:p text:style-name="P20">void display() const override;</text:p>
      <text:p text:style-name="P19"><text:tab/><text:tab/>Permet d'afficher l'avion.</text:p>
      <text:p text:style-name="P20">void move() override;</text:p>
      <text:p text:style-name="P19"><text:tab/><text:tab/>Permet de s'occuper du déplacement en fonction de ce qu'il fait ou ce qu'il peut faire.</text:p>
      <text:p text:style-name="P9"/>
      <text:p text:style-name="P13"><text:span text:style-name="T2">Class </text:span><text:span text:style-name="T1">Airport</text:span>:</text:p>
      <text:p text:style-name="P9"><text:tab/><text:span text:style-name="T51">Tower&amp; get_tower();</text:span></text:p>
      <text:p text:style-name="P9"><text:tab/><text:tab/>Permet de récupérer la tour qui s'occupe de l'aéroport.</text:p>
      <text:p text:style-name="P9"><text:tab/><text:span text:style-name="T51">void display() const override;</text:span></text:p>
      <text:p text:style-name="P30"><text:tab/><text:tab/>Permet d'afficher l'aéroport.</text:p>
      <text:p text:style-name="P30"><text:tab/><text:span text:style-name="T51">void move() override;</text:span></text:p>
      <text:p text:style-name="P9"><text:tab/><text:tab/>Appel la méthode move pour chacun des terminal de l'aéroport.</text:p>
      <text:p text:style-name="P9"/>
      <text:p text:style-name="P13"><text:span text:style-name="T2">Class </text:span><text:span text:style-name="T1">Terminal</text:span>:</text:p>
      <text:p text:style-name="P20">bool in_use() const;</text:p>
      <text:p text:style-name="P9"><text:tab/><text:tab/>Permet de voir si il y a un avion sur le terminal ou si il est libre.</text:p>
      <text:p text:style-name="P11"><text:tab/><text:span text:style-name="T51">bool is_servicing() const; </text:span></text:p>
      <text:p text:style-name="P11"><text:tab/><text:tab/>Permet de savoir si un terminal est en service.</text:p>
      <text:p text:style-name="P9"><text:tab/><text:span text:style-name="T51">void assign_craft(const Aircraft&amp; aircraft);</text:span></text:p>
      <text:p text:style-name="P9"><text:tab/><text:tab/>Permet d'assigner un avion à un terminal.</text:p>
      <text:p text:style-name="P9"><text:tab/><text:span text:style-name="T51">void start_service(const Aircraft&amp; aircraft);</text:span></text:p>
      <text:p text:style-name="P9"><text:tab/><text:tab/>méthode qui indique le démarrage du service d'un avion et initialise la progression <text:tab/><text:tab/>du serv<text:span text:style-name="T49">ic</text:span>e à 0.</text:p>
      <text:p text:style-name="P9"><text:tab/><text:span text:style-name="T51">void finish_service();</text:span></text:p>
      <text:p text:style-name="P9"><text:tab/><text:tab/>Permet de libérer a place s'il il n'y a plus d'avion dans le terminal et d’annoncer avec <text:tab/><text:tab/>un message que le service est fini pour l'avion qui vient de partir.</text:p>
      <text:p text:style-name="P9"><text:tab/><text:span text:style-name="T51">void move() override;</text:span></text:p>
      <text:p text:style-name="P3"><text:span text:style-name="T32"><text:tab/><text:tab/>Cette méthode avance</text:span> le service de l'avion.</text:p>
      <text:p text:style-name="P3"/>
      <text:p text:style-name="P25"><text:soft-page-break/>Réalisez ensuite un schéma entre ces différentes classes pour illustrer comment elles interagissent ensemble.</text:p>
      <text:p text:style-name="P3"/>
      <text:p text:style-name="P3"><draw:line text:anchor-type="paragraph" draw:z-index="7" draw:name="Forme7" draw:style-name="gr3" draw:text-style-name="P52" svg:x1="1.579cm" svg:y1="2.339cm" svg:x2="5.437cm" svg:y2="0.443cm"><text:p/></draw:line><draw:custom-shape text:anchor-type="paragraph" draw:z-index="0" draw:name="Forme1" draw:style-name="gr8" draw:text-style-name="P56" svg:width="3.352cm" svg:height="1.347cm" svg:x="5.745cm" svg:y="0.023cm"><text:p text:style-name="P55">Tow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line text:anchor-type="paragraph" draw:z-index="4" draw:name="Forme4" draw:style-name="gr7" draw:text-style-name="P54" svg:x1="12.7cm" svg:y1="1.543cm" svg:x2="9.216cm" svg:y2="0cm"><text:p/></draw:line><draw:line text:anchor-type="paragraph" draw:z-index="8" draw:name="Forme3_0" draw:style-name="gr2" draw:text-style-name="P52" svg:x1="2.505cm" svg:y1="1.852cm" svg:x2="5.437cm" svg:y2="0.418cm"><text:p/></draw:line></text:p>
      <text:p text:style-name="P3"/>
      <text:p text:style-name="P3"><draw:line text:anchor-type="paragraph" draw:z-index="12" draw:name="Forme2_0" draw:style-name="gr1" draw:text-style-name="P52" svg:x1="7.221cm" svg:y1="3.722cm" svg:x2="7.242cm" svg:y2="0.018cm"><text:p/></draw:line></text:p>
      <text:p text:style-name="P3"><draw:custom-shape text:anchor-type="paragraph" draw:z-index="3" draw:name="Forme1_2" draw:style-name="gr8" draw:text-style-name="P56" svg:width="3.352cm" svg:height="1.347cm" svg:x="11.478cm" svg:y="0.194cm"><text:p text:style-name="P55">Aircraf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custom-shape text:anchor-type="paragraph" draw:z-index="1" draw:name="Forme1_0" draw:style-name="gr9" draw:text-style-name="P56" svg:width="3.352cm" svg:height="1.347cm" svg:x="0.101cm" svg:y="0.041cm"><text:p text:style-name="P55">Airpor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><draw:line text:anchor-type="paragraph" draw:z-index="5" draw:name="Forme5" draw:style-name="gr6" draw:text-style-name="P54" svg:x1="12.624cm" svg:y1="0.319cm" svg:x2="9.296cm" svg:y2="2.591cm"><text:p/></draw:line></text:p>
      <text:p text:style-name="P3"><draw:line text:anchor-type="paragraph" draw:z-index="6" draw:name="Forme6" draw:style-name="gr5" draw:text-style-name="P52" svg:x1="5.547cm" svg:y1="2.149cm" svg:x2="1.887cm" svg:y2="0.032cm"><text:p/></draw:line></text:p>
      <text:p text:style-name="P3"/>
      <text:p text:style-name="P3"><draw:custom-shape text:anchor-type="paragraph" draw:z-index="2" draw:name="Forme1_1" draw:style-name="gr8" draw:text-style-name="P56" svg:width="3.352cm" svg:height="1.347cm" svg:x="5.766cm" svg:y="0.469cm"><text:p text:style-name="P55">Termina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><draw:frame text:anchor-type="paragraph" draw:z-index="9" draw:name="Forme8" draw:style-name="gr4" draw:text-style-name="P53" svg:width="14.265cm" svg:height="0.662cm" svg:x="0.453cm" svg:y="0.351cm"><draw:text-box><text:p text:style-name="P52">Graphe d’inclusions étendus entre les fichiers Tower, Aircraft, Terminal, Airport</text:p></draw:text-box></draw:frame></text:p>
      <text:p text:style-name="P3"/>
      <text:p text:style-name="P3"/>
      <text:p text:style-name="P5">Légendes Schéma :</text:p>
      <text:p text:style-name="P5"><draw:line text:anchor-type="paragraph" draw:z-index="10" draw:name="Forme7_0" draw:style-name="gr3" draw:text-style-name="P52" svg:x1="0.453cm" svg:y1="0.279cm" svg:x2="1.799cm" svg:y2="0.279cm"><text:p/></draw:line>A<text:tab/> <text:s text:c="5"/>B : A.hpp inclus B.hpp</text:p>
      <text:p text:style-name="P5"><draw:line text:anchor-type="paragraph" draw:z-index="11" draw:name="Forme3_1" draw:style-name="gr2" draw:text-style-name="P52" svg:x1="1.776cm" svg:y1="0.277cm" svg:x2="0.386cm" svg:y2="0.277cm"><text:p/></draw:line>A<text:tab/> <text:s text:c="5"/>B : A.cpp inclus B.hpp</text:p>
      <text:p text:style-name="P4"/>
      <text:p text:style-name="P44"><text:span text:style-name="T43">Quelles classes et fonctions sont impliquées dans la génération du chemin d'un avion ?</text:span></text:p>
      <text:p text:style-name="P44"><text:span text:style-name="T43"/></text:p>
      <text:p text:style-name="P44">Les classes impliqués dans la génération du chemin d'avion sont Aircraft, Tower et Waypoint. La méthode qui gère le chemin de l'avion est Tower::get_instructions(Aircraft&amp; aircraft), donc toute les fonctions appelé dedans gère le déplacement d'un avion.</text:p>
      <text:p text:style-name="P3"/>
      <text:p text:style-name="P46">Quel conteneur de la librairie standard a été choisi pour représenter le chemin ?</text:p>
      <text:p text:style-name="P45"><text:span text:style-name="T41">Expliquez pourquoi ce choix a été fait.</text:span></text:p>
      <text:p text:style-name="P43"><text:span text:style-name="T41"/></text:p>
      <text:p text:style-name="P45">using WaypointQueue = std::deque&lt;Waypoint&gt;;</text:p>
      <text:p text:style-name="P45">Le conteneur utilisé pour représenter les chemins est std::deque car les opérations utilisées sont en complexités constantes.</text:p>
      <text:p text:style-name="P3"/>
      <text:h text:style-name="P17" text:outline-level="2"><text:span text:style-name="T47">C</text:span>- <text:span text:style-name="T50">Bidouillons !</text:span></text:h>
      <text:p text:style-name="P8"/>
      <text:list xml:id="list3119097231" text:style-name="L3">
        <text:list-item>
          <text:p text:style-name="P34"><text:span text:style-name="T44">Déterminez à quel endroit du code sont définies les vitesses maximales et accélération de chaque avion.</text:span></text:p>
          <text:p text:style-name="P35"><text:span text:style-name="T44">Le Concorde est censé pouvoir voler plus vite que les autres avions.</text:span><text:span text:style-name="T44"><text:line-break/></text:span><text:span text:style-name="T44">Modifiez le programme pour tenir compte de cela.</text:span></text:p>
          <text:p text:style-name="P35"><text:span text:style-name="T44"/></text:p>
          <text:p text:style-name="P34"><text:span text:style-name="T62">Les vitesses maximales d'accélération de chaque avion sont défini dans </text:span><text:span text:style-name="T69">aircraft_types</text:span><text:span text:style-name="T66">.hp</text:span><text:span text:style-name="T68">p</text:span></text:p>
          <text:p text:style-name="P36"><text:span text:style-name="T70">O</text:span><text:span text:style-name="T71">n modifie </text:span><text:span text:style-name="T72">les valeurs à l’initialisation du Concorde pour qu’il aille plus vite que les autres avions : </text:span></text:p>
          <text:p text:style-name="P36"><text:span text:style-name="T60">aircraft_types[</text:span><text:span text:style-name="T73">2</text:span><text:span text:style-name="T59">] = </text:span><text:span text:style-name="T74">new </text:span><text:span text:style-name="T59">AircraftType {</text:span><text:span text:style-name="T73">.05f</text:span><text:span text:style-name="T74">, </text:span><text:span text:style-name="T73">.10f</text:span><text:span text:style-name="T74">, </text:span><text:span text:style-name="T73">.05f</text:span><text:span text:style-name="T74">, </text:span><text:span text:style-name="T59">MediaPath { </text:span><text:span text:style-name="T75">"concorde_af.png" </text:span><text:span text:style-name="T59">} }</text:span><text:span text:style-name="T74">;</text:span></text:p>
          <text:p text:style-name="P39"><text:span text:style-name="T64"/></text:p>
          <text:p text:style-name="P34"><text:span text:style-name="T41"/></text:p>
          <text:p text:style-name="P34"><text:span text:style-name="T41"/></text:p>
        </text:list-item>
        <text:list-item>
          <text:p text:style-name="P34"><text:soft-page-break/><text:span text:style-name="T44">Identifiez quelle variable contrôle le framerate de la simulation.</text:span></text:p>
          <text:p text:style-name="P34"><text:span text:style-name="T62">La variable qui gère le framerate de la simulation est la variable </text:span><text:span text:style-name="T67">ticks_per_sec</text:span><text:span text:style-name="T62"> de la classe opengl_interface.hpp. </text:span></text:p>
          <text:p text:style-name="P34"><text:span text:style-name="T62"/></text:p>
          <text:p text:style-name="P34"><text:span text:style-name="T44">Ajoutez deux nouveaux inputs au programme permettant d'augmenter ou de diminuer cette valeur. Essayez maintenant de mettre en pause le programme en manipulant ce framerate. Que se passe-t-il ?</text:span></text:p>
          <text:p text:style-name="P34"><text:span text:style-name="T62">Pour l'augmenter, il faut appuyer sur la touche 'a' et pour le diminuer sur la touche 'z' (voir fichier tower_sim.cpp/opengl_interface.cpp).</text:span></text:p>
          <text:p text:style-name="P40"><text:span text:style-name="T62">L</text:span><text:span text:style-name="T61">orqu’on essaie de mettre en pause le programme en manipulant ce framerate, on observe qu’il reste bloqué</text:span></text:p>
          <text:p text:style-name="P34"><text:span text:style-name="T62"/></text:p>
          <text:p text:style-name="P34"><text:span text:style-name="T24">Ajoutez une nouvelle fonctionnalité au programme pour mettre le programme en pause, et qui ne passe pas par le framerate. </text:span></text:p>
          <text:p text:style-name="P34"><text:span text:style-name="T62">On ne peux pas mettre la vitesse du framerate. Pour stopper le programme, on peux utiliser un booléen </text:span><text:span text:style-name="T63">qui met sur pause ‘</text:span><text:span text:style-name="T65">is_paused ‘</text:span><text:span text:style-name="T62">. </text:span></text:p>
          <text:p text:style-name="P34"><text:span text:style-name="T44"/></text:p>
        </text:list-item>
        <text:list-item>
          <text:p text:style-name="P34"><text:span text:style-name="T44">Identifiez quelle variable contrôle le temps de débarquement des avions et doublez-le.</text:span></text:p>
          <text:p text:style-name="P34"><text:span text:style-name="T44"/></text:p>
          <text:p text:style-name="P34"><text:span text:style-name="T62">Dans la classe config.hpp:, c’est la variable const expr unsigned int </text:span><text:span text:style-name="T67">SERVICE_CYCLES </text:span><text:span text:style-name="T62">= 40u; qui contrôle le temps.</text:span><text:span text:style-name="T37"><text:line-break/></text:span></text:p>
        </text:list-item>
        <text:list-item>
          <text:p text:style-name="P34"><text:span text:style-name="T26">L</text:span><text:span text:style-name="T24">orsqu'un avion a décollé, il réatterrit peu de temps après. Faites en sorte qu'à la place, il soit retiré du programme.</text:span></text:p>
          <text:p text:style-name="P34"><text:span text:style-name="T24">Indices :<text:line-break/>A quel endroit pouvez-vous savoir que l'avion doit être supprimé ?</text:span></text:p>
          <text:p text:style-name="P34"><text:span text:style-name="T24">Pourquoi n'est-il pas sûr de procéder au retrait de l'avion dans cette fonction ? A quel endroit de la callstack pourriez-vous le faire à la place ?</text:span><text:span text:style-name="T6"><text:line-break/></text:span><text:span text:style-name="T24">Que devez-vous modifier pour transmettre l'information de la première à la seconde fonction ?</text:span></text:p>
          <text:p text:style-name="P34"><text:span text:style-name="T24"/></text:p>
          <text:p text:style-name="P34"><text:span text:style-name="T7">On sait lorsque l’avion doit être supprimé grâce</text:span><text:span text:style-name="T4"> à la </text:span><text:span text:style-name="T9">méthode</text:span><text:span text:style-name="T4"> move, qui sait quand on atteint le dernier Waypoint du chemin </text:span><text:span text:style-name="T7">en retournant True</text:span><text:span text:style-name="T4">.</text:span></text:p>
          <text:p text:style-name="P34"><text:span text:style-name="T5">On modifie</text:span><text:span text:style-name="T3"> </text:span><text:span text:style-name="T4">l</text:span><text:span text:style-name="T8">es</text:span><text:span text:style-name="T3"> fonction</text:span><text:span text:style-name="T8">s qui utilise la méthode move().</text:span></text:p>
          <text:p text:style-name="P34"><text:span text:style-name="T38"/></text:p>
          <text:p text:style-name="P34"><text:span text:style-name="T22"/></text:p>
        </text:list-item>
        <text:list-item>
          <text:p text:style-name="P34"><text:span text:style-name="T24">Lorsqu'un objet de type </text:span><text:span text:style-name="Source_20_Text"><text:span text:style-name="T24">Displayable</text:span></text:span><text:span text:style-name="T24"> est créé, il faut ajouter celui-ci manuellement dans la liste des objets à afficher. Il faut également penser à le supprimer de cette liste avant de le détruire. Faites en sorte que l'ajout et la suppression de </text:span><text:span text:style-name="Source_20_Text"><text:span text:style-name="T24">display_queue</text:span></text:span><text:span text:style-name="T24"> soit "automatiquement gérée" lorsqu'un </text:span><text:span text:style-name="Source_20_Text"><text:span text:style-name="T24">Displayable</text:span></text:span><text:span text:style-name="T24"> est créé ou détruit. Pourquoi n'est-il pas spécialement pertinent d'en faire de même pour </text:span><text:span text:style-name="Source_20_Text"><text:span text:style-name="T24">DynamicObject</text:span></text:span><text:span text:style-name="T24"> ?</text:span></text:p>
          <text:p text:style-name="P41"><text:span text:style-name="T20"/></text:p>
          <text:p text:style-name="P38"><text:span text:style-name="T15">E</text:span><text:span text:style-name="T16">n </text:span><text:span text:style-name="T17">ajoutant le</text:span><text:span text:style-name="T16"> champ dispay_queue statique </text:span><text:span text:style-name="T17">dans</text:span><text:span text:style-name="T16"> la classe Displayable, nous pouvons accéder à ce champs depuis le constructeur et le destructeur sans avoir à les définir en dehors de la classe. </text:span><text:span text:style-name="T18">Il n’est donc pas spécialement pertinent d’en faire de même pour DynamicObject si le champ </text:span><text:span text:style-name="T16">dispay_queue </text:span><text:span text:style-name="T18">est statique.</text:span></text:p>
          <text:p text:style-name="P34"><text:span text:style-name="T19"/></text:p>
        </text:list-item>
        <text:list-item>
          <text:p text:style-name="P34"><text:span text:style-name="T24">La tour de contrôle a besoin de stocker pour tout </text:span><text:span text:style-name="Source_20_Text"><text:span text:style-name="T24">Aircraft</text:span></text:span><text:span text:style-name="T24"> le </text:span><text:span text:style-name="Source_20_Text"><text:span text:style-name="T24">Terminal</text:span></text:span><text:span text:style-name="T24"> qui lui est actuellement attribué, afin de pouvoir le libérer une fois que l'avion décolle. Cette information est actuellement enregistrée dans un </text:span><text:span text:style-name="Source_20_Text"><text:span text:style-name="T24">std::vector&lt;std::pair&lt;const Aircraft*, size_t&gt;&gt;</text:span></text:span><text:span text:style-name="T24"> (size_t représentant l'indice du terminal). Cela fait que la recherche du terminal associé à un avion est réalisée en temps linéaire, par rapport au nombre total de terminaux. Cela n'est pas grave tant que ce nombre est petit, mais pour préparer l'avenir, </text:span><text:soft-page-break/><text:span text:style-name="T24">on aimerait bien remplacer le vector par un conteneur qui garantira des opérations efficaces, même s'il y a beaucoup de terminaux.<text:line-break/>Modifiez le code afin d'utiliser un conteneur STL plus adapté. Normalement, à la fin, la fonction </text:span><text:span text:style-name="Source_20_Text"><text:span text:style-name="T24">find_craft_and_terminal(const Aicraft&amp;)</text:span></text:span><text:span text:style-name="T24"> ne devrait plus être nécessaire.</text:span></text:p>
          <text:p text:style-name="P37"><text:span text:style-name="T11">O</text:span><text:span text:style-name="T12">n peut utiliser une map ou une unordered map, afin de récupérer l’index du terminal de </text:span><text:span text:style-name="T13">Aircraft</text:span><text:span text:style-name="T12"> </text:span><text:span text:style-name="T14">dont l’accès est de</text:span><text:span text:style-name="T12"> O(1).</text:span></text:p>
          <text:p text:style-name="P32"><text:span text:style-name="T30"/></text:p>
        </text:list-item>
      </text:list>
      <text:h text:style-name="P22" text:outline-level="2">D- Théorie</text:h>
      <text:list xml:id="list406060324" text:style-name="L1">
        <text:list-item>
          <text:h text:style-name="P24" text:outline-level="2"><text:span text:style-name="T24">Comment a-t-on fait pour que seule la classe </text:span><text:span text:style-name="Source_20_Text"><text:span text:style-name="T24">Tower</text:span></text:span><text:span text:style-name="T24"> puisse réserver un terminal de l'aéroport ?</text:span></text:h>
          <text:h text:style-name="P24" text:outline-level="2"><text:span text:style-name="Emphasis"><text:span text:style-name="T10">La méthode est privée dans </text:span></text:span><text:span text:style-name="Emphasis"><text:span text:style-name="Source_20_Text"><text:span text:style-name="T21">Airport</text:span></text:span></text:span><text:span text:style-name="Emphasis"><text:span text:style-name="T10"> et la classe </text:span></text:span><text:span text:style-name="Emphasis"><text:span text:style-name="Source_20_Text"><text:span text:style-name="T21">Tower</text:span></text:span></text:span><text:span text:style-name="Emphasis"><text:span text:style-name="T10"> est friend de </text:span></text:span><text:span text:style-name="Emphasis"><text:span text:style-name="Source_20_Text"><text:span text:style-name="T21">Airport</text:span></text:span></text:span><text:span text:style-name="Emphasis"><text:span text:style-name="T10">.</text:span></text:span></text:h>
        </text:list-item>
        <text:list-item>
          <text:h text:style-name="P23" text:outline-level="2"><text:span text:style-name="T27">En regardant le contenu de la fonction </text:span><text:span text:style-name="Source_20_Text"><text:span text:style-name="T27">void Aircraft::turn(Point3D direction)</text:span></text:span><text:span text:style-name="T27">, pourquoi selon-vous ne sommes-nous pas passer par une réference ? Pensez-vous qu'il soit possible d'éviter la copie du </text:span><text:span text:style-name="Source_20_Text"><text:span text:style-name="T27">Point3D</text:span></text:span><text:span text:style-name="T27"> passé en paramètre ?</text:span></text:h>
          <text:p text:style-name="P27"><text:span text:style-name="Emphasis"><text:span text:style-name="T48">Parce que la méthode </text:span></text:span><text:span text:style-name="Emphasis"><text:span text:style-name="Source_20_Text"><text:span text:style-name="T48">turn</text:span></text:span></text:span><text:span text:style-name="Emphasis"><text:span text:style-name="T48"> modifie les valeurs du point, on ne veut pas que les modifications se propagent.</text:span></text:span></text:p>
        </text:list-item>
      </text:list>
      <text:h text:style-name="P15" text:outline-level="1">Task_<text:span text:style-name="T46">1</text:span></text:h>
      <text:p text:style-name="P14"><text:bookmark text:name="gestion-m%C3%A9moire"/>Gestion mémoire</text:p>
      <text:h text:style-name="Heading_20_2" text:outline-level="2"><text:bookmark text:name="analyse-de-la-gestion-des-avions"/>Analyse de la gestion des avions</text:h>
      <text:p text:style-name="P21">S<text:span text:style-name="T23">i à un moment quelconque du programme, vous souhaitiez accéder à l'avion ayant le numéro de vol "AF1250", que devriez-vous faire ?</text:span></text:p>
      <text:p text:style-name="P42">Pour accéder aux avions déjà lancés dans le programme, nous devons créer une classe dans lequel nous aurons un champ qui représente la liste des avions existant.</text:p>
      <text:p text:style-name="P26"/>
      <text:h text:style-name="P16" text:outline-level="2">Objectif 1 - Référencement des avions</text:h>
      <text:h text:style-name="Heading_20_3" text:outline-level="3">A - Choisir l'architecture</text:h>
      <text:p text:style-name="P26"/>
      <text:p text:style-name="P26"/>
      <text:h text:style-name="Heading_20_3" text:outline-level="3"><text:bookmark text:name="user-content-b---déterminer-le-propriétaire-de-chaque-avion"/>B - Déterminer le propriétaire de chaque avion</text:h>
      <text:list xml:id="list4165074734" text:style-name="L2">
        <text:list-item>
          <text:p text:style-name="P50"><text:span text:style-name="T28">Qui est responsable de détruire les avions du programme ? (si vous ne trouvez pas, faites/continuez l</text:span><text:span text:style-name="T24">a question 4 dans TASK_</text:span><text:span text:style-name="T25">0</text:span><text:span text:style-name="T24">)</text:span></text:p>
          <text:p text:style-name="P51"><text:span text:style-name="T29">La classe AircraftManager <text:s/></text:span><text:span text:style-name="T31">est </text:span><text:span text:style-name="T29">responsable de détruire les avions du programme.</text:span></text:p>
        </text:list-item>
        <text:list-item>
          <text:p text:style-name="P47">Quelles autres structures contiennent une référence sur un avion au moment où il doit être détruit ?</text:p>
          <text:p text:style-name="P49"/>
        </text:list-item>
        <text:list-item>
          <text:p text:style-name="P48">,l</text:p>
        </text:list-item>
        <text:list-item>
          <text:p text:style-name="P48"/>
        </text:list-item>
      </text:list>
      <text:h text:style-name="Heading_20_2" text:outline-level="2">Objectif 1 - Référencement des avions</text:h>
      <text:h text:style-name="Heading_20_3" text:outline-level="3">A - Choisir l'architecture</text:h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 Medium" svg:font-family="'Lato Medium'" style:font-pitch="variable"/>
    <style:font-face style:name="FreeSerif" svg:font-family="FreeSerif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color="#808080" style:font-name="Liberation Serif" fo:font-family="'Liberation Serif'" style:font-family-generic="roman" style:font-pitch="variable" fo:font-size="12pt" fo:font-weight="bold" style:font-size-asian="10.5pt" style:font-weight-asian="bold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21:41:23.577823690</meta:creation-date>
    <meta:editing-duration>PT2H6M59S</meta:editing-duration>
    <meta:editing-cycles>12</meta:editing-cycles>
    <meta:generator>LibreOffice/6.4.7.2$Linux_X86_64 LibreOffice_project/40$Build-2</meta:generator>
    <dc:date>2022-04-01T14:54:48.265961896</dc:date>
    <meta:document-statistic meta:table-count="0" meta:image-count="0" meta:object-count="0" meta:page-count="7" meta:paragraph-count="129" meta:word-count="1650" meta:character-count="10355" meta:non-whitespace-character-count="8780"/>
  </office:meta>
</office:document-meta>
</file>